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4fcb15" officeooo:paragraph-rsid="004fcb15"/>
    </style:style>
    <style:style style:name="P2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auto"/>
      <style:text-properties style:font-name="Georgia" fo:font-weight="bold" officeooo:rsid="004fcb15" officeooo:paragraph-rsid="004fcb15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4fcb15" officeooo:paragraph-rsid="004fcb15"/>
    </style:style>
    <style:style style:name="T1" style:family="text">
      <style:text-properties officeooo:rsid="00501b5b"/>
    </style:style>
    <style:style style:name="T2" style:family="text">
      <style:text-properties officeooo:rsid="0051086e"/>
    </style:style>
    <style:style style:name="T3" style:family="text">
      <style:text-properties officeooo:rsid="0051219f"/>
    </style:style>
    <style:style style:name="T4" style:family="text">
      <style:text-properties officeooo:rsid="00517159"/>
    </style:style>
    <style:style style:name="T5" style:family="text">
      <style:text-properties officeooo:rsid="0051c119"/>
    </style:style>
    <style:style style:name="T6" style:family="text">
      <style:text-properties officeooo:rsid="005343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ake</text:p>
      <text:p text:style-name="P1"><text:s text:c="5"/>It’s three in the morning. <text:span text:style-name="T1">You’re wide awake and there’s nothing to do but watch infomercials. </text:span><text:span text:style-name="T2">Or you could count ceiling tiles. But both seem to be boring and in the same line of effort.</text:span></text:p>
      <text:p text:style-name="P1"><text:s text:c="5"/><text:span text:style-name="T2">So you skip those activities.</text:span></text:p>
      <text:p text:style-name="P1"><text:s text:c="5"/><text:span text:style-name="T2">Laying there you try and count sheep. They’re jumping over a fence which happens to be sitting over a pond. Oops one of the sheep just fell into the pond and is drowning.</text:span></text:p>
      <text:p text:style-name="P1"><text:s text:c="5"/><text:span text:style-name="T2">Counting sheep never was a good idea to begin with. </text:span><text:span text:style-name="T3">You wonder why people even attempt it. With an imagination like yours, those poor sheep sure do go through a lot.</text:span></text:p>
      <text:p text:style-name="P1"><text:s text:c="5"/><text:span text:style-name="T4">It could be explained to be your fault, but you’d rather not even go that route.</text:span></text:p>
      <text:p text:style-name="P1"><text:s text:c="5"/><text:span text:style-name="T5">Loosing sleep over sheep was never your intention. In fact you tried several other methods to fall asleep and none of them worked for you.</text:span></text:p>
      <text:p text:style-name="P1"><text:s text:c="5"/><text:span text:style-name="T6">Thinking back on your most favorite methods of attempting sleep you begin to doze off. Finally you are asleep within minutes dreaming peacefully awa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22T16:39:00</meta:creation-date>
    <meta:initial-creator>kyle</meta:initial-creator>
    <dc:language>en-US</dc:language>
    <dc:date>2022-09-01T16:15:07.658894954</dc:date>
    <meta:editing-cycles>73</meta:editing-cycles>
    <meta:editing-duration>PT2H2M29S</meta:editing-duration>
    <meta:generator>LibreOffice/6.4.7.2$Linux_X86_64 LibreOffice_project/40$Build-2</meta:generator>
    <meta:document-statistic meta:table-count="0" meta:image-count="0" meta:object-count="0" meta:page-count="1" meta:paragraph-count="8" meta:word-count="170" meta:character-count="959" meta:non-whitespace-character-count="762"/>
    <meta:template xlink:type="simple" xlink:actuate="onRequest" xlink:title="Normal.dotm" xlink:href=""/>
  </office:meta>
</office:document-meta>
</file>